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modern" style:font-pitch="fixed"/>
    <style:font-face style:name="Lobster 1.4" svg:font-family="'Lobster 1.4'" style:font-family-generic="modern" style:font-pitch="variable"/>
    <style:font-face style:name="PT Serif" svg:font-family="'PT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Lucida Sans Unicode" svg:font-family="'Lucida Sans Unicode'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officeooo:rsid="0013bd0b" officeooo:paragraph-rsid="0013bd0b"/>
    </style:style>
    <style:style style:name="P3" style:family="paragraph" style:parent-style-name="Text_20_body" style:list-style-name="L2">
      <style:text-properties style:font-name="Arial" officeooo:rsid="0013bd0b" officeooo:paragraph-rsid="0013bd0b"/>
    </style:style>
    <style:style style:name="P4" style:family="paragraph" style:parent-style-name="Text_20_body" style:list-style-name="L2">
      <style:text-properties style:font-name="Arial" officeooo:rsid="00174b78" officeooo:paragraph-rsid="00174b78"/>
    </style:style>
    <style:style style:name="P5" style:family="paragraph" style:parent-style-name="Text_20_body" style:list-style-name="L2">
      <style:text-properties style:font-name="Arial" officeooo:rsid="00184434" officeooo:paragraph-rsid="00184434"/>
    </style:style>
    <style:style style:name="P6" style:family="paragraph" style:parent-style-name="Text_20_body">
      <style:text-properties style:font-name="Arial" officeooo:rsid="00184434" officeooo:paragraph-rsid="00184434"/>
    </style:style>
    <style:style style:name="P7" style:family="paragraph" style:parent-style-name="Text_20_body">
      <style:text-properties style:font-name="Arial" officeooo:rsid="0018ba6d" officeooo:paragraph-rsid="0018ba6d"/>
    </style:style>
    <style:style style:name="P8" style:family="paragraph" style:parent-style-name="Text_20_body" style:list-style-name="L3">
      <style:text-properties style:font-name="Arial" officeooo:rsid="0018ba6d" officeooo:paragraph-rsid="0018ba6d"/>
    </style:style>
    <style:style style:name="P9" style:family="paragraph" style:parent-style-name="Text_20_body" style:list-style-name="L2">
      <style:text-properties style:font-name="Arial" officeooo:rsid="001a217d" officeooo:paragraph-rsid="001a217d"/>
    </style:style>
    <style:style style:name="P10" style:family="paragraph" style:parent-style-name="Text_20_body" style:list-style-name="L2">
      <style:text-properties style:font-name="Arial" officeooo:rsid="001c142c" officeooo:paragraph-rsid="001c142c"/>
    </style:style>
    <style:style style:name="P11" style:family="paragraph" style:parent-style-name="Title">
      <style:text-properties style:font-name="Arial"/>
    </style:style>
    <style:style style:name="T1" style:family="text">
      <style:text-properties officeooo:rsid="0013bd0b"/>
    </style:style>
    <style:style style:name="T2" style:family="text">
      <style:text-properties officeooo:rsid="00152c3d"/>
    </style:style>
    <style:style style:name="T3" style:family="text">
      <style:text-properties fo:language="en" fo:country="IE" style:language-asian="zxx" style:country-asian="none" style:language-complex="zxx" style:country-complex="none"/>
    </style:style>
    <style:style style:name="T4" style:family="text">
      <style:text-properties fo:language="en" fo:country="IE" officeooo:rsid="00174b78" style:language-asian="zxx" style:country-asian="none" style:language-complex="zxx" style:country-complex="none"/>
    </style:style>
    <style:style style:name="T5" style:family="text">
      <style:text-properties fo:language="en" fo:country="IE" officeooo:rsid="001c142c" style:language-asian="zxx" style:country-asian="none" style:language-complex="zxx" style:country-complex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ridge Engineering <text:span text:style-name="T1">Services Ltd.</text:span></text:p>
      <text:p text:style-name="P1"/>
      <text:p text:style-name="P2">The design of Bridge Engineering Services' new home page will include, but not limited to the following:</text:p>
      <text:list xml:id="list9099239997518776989" text:style-name="L2">
        <text:list-item>
          <text:p text:style-name="P3">The new mainpage will be of a one-page design,<text:span text:style-name="T2">a design that aims to convey a message or idea quickly and very effectively. All</text:span><text:span text:style-name="T4"> main elements are located on one page and navigation is through scrolling. The popularity of this design type is currently on the rise.</text:span></text:p>
        </text:list-item>
        <text:list-item>
          <text:p text:style-name="P4"><text:span text:style-name="T3">'What we do section' – informing prospective clients of the type of steelwork that the company does</text:span></text:p>
        </text:list-item>
        <text:list-item>
          <text:p text:style-name="P4"><text:span text:style-name="T3">'qualifications section'- showcasing the qualifications and standards that the company complies in accordance with.</text:span></text:p>
        </text:list-item>
        <text:list-item>
          <text:p text:style-name="P10"><text:span text:style-name="T3">'testimonials section' – <text:s/>from previous/current clients</text:span></text:p>
        </text:list-item>
        <text:list-item>
          <text:p text:style-name="P5"><text:span text:style-name="T3">'clients section' – proudly presenting the logos of previous know clients.</text:span></text:p>
        </text:list-item>
        <text:list-item>
          <text:p text:style-name="P5"><text:span text:style-name="T3">'our work section' – showing off images of projects completed by bridge engineering</text:span></text:p>
        </text:list-item>
        <text:list-item>
          <text:p text:style-name="P5"><text:span text:style-name="T3">'</text:span><text:span text:style-name="T5">call-out</text:span><text:span text:style-name="T3"> section' – attempting to draw attention and engage the visitor </text:span><text:span text:style-name="T5">though c</text:span></text:p>
        </text:list-item>
        <text:list-item>
          <text:p text:style-name="P5"><text:span text:style-name="T3">'map section' – showing the location of the company</text:span></text:p>
        </text:list-item>
        <text:list-item>
          <text:p text:style-name="P5"><text:span text:style-name="T3">'contact section' – giving main contact details, at very bottom of the page.</text:span></text:p>
        </text:list-item>
        <text:list-item>
          <text:p text:style-name="P9"><text:span text:style-name="T3">'social media linking' – icons linking to social media, if any</text:span></text:p>
        </text:list-item>
      </text:list>
      <text:p text:style-name="P6"><text:span text:style-name="T3"/></text:p>
      <text:p text:style-name="P7"><text:span text:style-name="T3">On separate pages accessible through navigation menu or through buttons on the main page:</text:span></text:p>
      <text:list xml:id="list1007653365055041208" text:style-name="L3">
        <text:list-item>
          <text:p text:style-name="P8"><text:span text:style-name="T3">'company profile' – detailing company history and specialisations </text:span></text:p>
        </text:list-item>
        <text:list-item>
          <text:p text:style-name="P8"><text:span text:style-name="T3">'more contact details' – providing contact detail to single individuals i.e. sales, accounts, pricing and so on.</text:span></text:p>
        </text:list-item>
        <text:list-item>
          <text:p text:style-name="P8"><text:span text:style-name="T3"/></text:p>
        </text:list-item>
      </text:list>
      <text:p text:style-name="P7"><text:span text:style-name="T3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modern" style:font-pitch="fixed"/>
    <style:font-face style:name="Lobster 1.4" svg:font-family="'Lobster 1.4'" style:font-family-generic="modern" style:font-pitch="variable"/>
    <style:font-face style:name="PT Serif" svg:font-family="'PT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Lucida Sans Unicode" svg:font-family="'Lucida Sans Unicode'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M34S</meta:editing-duration>
    <meta:editing-cycles>8</meta:editing-cycles>
    <meta:generator>LibreOffice/5.0.1.2$Windows_x86 LibreOffice_project/81898c9f5c0d43f3473ba111d7b351050be20261</meta:generator>
    <dc:date>2016-06-18T18:33:51.083000000</dc:date>
    <meta:document-statistic meta:table-count="0" meta:image-count="0" meta:object-count="0" meta:page-count="1" meta:paragraph-count="17" meta:word-count="216" meta:character-count="1375" meta:non-whitespace-character-count="1174"/>
    <meta:user-defined meta:name="Info 1"/>
    <meta:user-defined meta:name="Info 2"/>
    <meta:user-defined meta:name="Info 3"/>
    <meta:user-defined meta:name="Info 4"/>
  </office:meta>
</office:document-meta>
</file>